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Value_Carbs</text:p>
          </table:table-cell>
          <table:table-cell office:value-type="string" calcext:value-type="string">
            <text:p>Value_Glucose</text:p>
          </table:table-cell>
          <table:table-cell office:value-type="string" calcext:value-type="string">
            <text:p>Value_Insulin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Had_Exercise</text:p>
          </table:table-cell>
          <table:table-cell office:value-type="string" calcext:value-type="string">
            <text:p>Variation</text:p>
          </table:table-cell>
        </table:table-row>
        <table:table-row table:style-name="ro1">
          <table:table-cell office:value-type="string" calcext:value-type="string">
            <text:p>2016-04-23 15:25:4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3 21:28: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3 23:19:0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60" calcext:value-type="float">
            <text:p>26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4 09:31:4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5 09:32: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5 16:11: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5 20:55:5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6 08:04:0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6 10:24:4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6 15:01: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6 21:33:3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7 07:32:0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7 10:02: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7 15:51:0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7 20:27:0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91" calcext:value-type="float">
            <text:p>191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8 07:33:2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8 10:30: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8 14:09:3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03" calcext:value-type="float">
            <text:p>203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8 20:45:5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9 07:33:3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9 10:36: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9 15:17:26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266" calcext:value-type="float">
            <text:p>266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9 20:16:3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30 10:11:3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30 14:31:1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30 17:44: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30 21:26: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5-01 09:51:1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5-02 09:23:0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5-02 14:14: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5-02 20:35:1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1:08:24.272346081</meta:creation-date>
    <dc:date>2016-05-18T11:09:18.716987852</dc:date>
    <meta:editing-duration>PT54S</meta:editing-duration>
    <meta:editing-cycles>1</meta:editing-cycles>
    <meta:generator>LibreOffice/5.0.2.2$Linux_X86_64 LibreOffice_project/00m0$Build-2</meta:generator>
    <meta:document-statistic meta:table-count="1" meta:cell-count="133" meta:object-count="0"/>
  </office:meta>
</office:document-meta>
</file>